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FKai-SB" svg:font-family="DFKai-SB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201ca6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paragraph-rsid="00201ca6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officeooo:rsid="00201ca6" officeooo:paragraph-rsid="00201ca6" style:font-size-asian="12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officeooo:paragraph-rsid="00201ca6" style:font-size-asian="12pt" style:font-size-complex="12pt"/>
    </style:style>
    <style:style style:name="P8" style:family="paragraph" style:parent-style-name="Standard">
      <style:text-properties fo:font-size="12pt" officeooo:rsid="0022f411" officeooo:paragraph-rsid="0022f411" style:font-size-asian="12pt" style:font-size-complex="12pt"/>
    </style:style>
    <style:style style:name="T1" style:family="text">
      <style:text-properties officeooo:rsid="001e4880"/>
    </style:style>
    <style:style style:name="T2" style:family="text">
      <style:text-properties officeooo:rsid="00201ca6"/>
    </style:style>
    <style:style style:name="T3" style:family="text">
      <style:text-properties officeooo:rsid="00216be2"/>
    </style:style>
    <style:style style:name="T4" style:family="text">
      <style:text-properties officeooo:rsid="0022f411"/>
    </style:style>
    <style:style style:name="T5" style:family="text">
      <style:text-properties officeooo:rsid="0022fa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keyword (關鍵字)</text:p>
      <text:p text:style-name="P1"/>
      <text:p text:style-name="P3">2. data type (所支援的資料型態)</text:p>
      <text:p text:style-name="P1"><text:s text:c="3"/>int, float, double, char, short, void, const, pointer</text:p>
      <text:p text:style-name="P1"><text:s text:c="3"/><text:span text:style-name="T3">const資訊沒有實作，使用const不會出錯，但是沒有效果。</text:span></text:p>
      <text:p text:style-name="P1"><text:s text:c="3"/>不支援自動轉型或強制轉型，並且正數預設是int，因此short幾乎沒有作用。</text:p>
      <text:p text:style-name="P1"><text:s text:c="3"/>將<text:span text:style-name="T4">arr[]以pointer實現，並且不支援多維陣列及多維指針。</text:span></text:p>
      <text:p text:style-name="P1"><text:s text:c="3"/><text:span text:style-name="T4">function只紀錄回傳值的資訊，屬於Function類型，不支援完整的函數指針。</text:span></text:p>
      <text:p text:style-name="P1"><text:s text:c="3"/><text:span text:style-name="T4">"string"屬於char*型態。</text:span></text:p>
      <text:p text:style-name="P1"/>
      <text:p text:style-name="P3">3. 註解方式</text:p>
      <text:p text:style-name="P1"><text:s text:c="3"/>//</text:p>
      <text:p text:style-name="P1"><text:s text:c="3"/>/* */</text:p>
      <text:p text:style-name="P1"><text:s text:c="3"/></text:p>
      <text:p text:style-name="P3">4. program execution</text:p>
      <text:p text:style-name="P1"><text:s text:c="3"/>程式可包含多個函式，呼叫自定義函式、將回傳值作為右值。</text:p>
      <text:p text:style-name="P1"><text:s text:c="3"/>函式擁有獨立的作用域，可以存取上層作用域的變數，也可以建立與上層作用域同名的變數（<text:span text:style-name="T3">name shadowing</text:span>），並擁有自己的型態。</text:p>
      <text:p text:style-name="P1"><text:s text:c="3"/>呼叫函式時會檢查是否定義，不支援<text:span text:style-name="T5">scope定義函式。</text:span></text:p>
      <text:p text:style-name="P1"/>
      <text:p text:style-name="P3">5. program control flow </text:p>
      <text:p text:style-name="P1"><text:s text:c="3"/>For-loop, If-then-else, While, continue, (Do-While, Switch-Case-Default, break)</text:p>
      <text:p text:style-name="P1"><text:s text:c="3"/>支援多層迴圈、條件</text:p>
      <text:p text:style-name="P1"><text:s text:c="3"/>支援<text:span text:style-name="T3">for迴圈定義變數，並且只在for迴圈中有效</text:span></text:p>
      <text:p text:style-name="P1"/>
      <text:p text:style-name="P3">6. program statement</text:p>
      <text:p text:style-name="P1"><text:s text:c="3"/>+, -, *, /, %</text:p>
      <text:p text:style-name="P1"><text:s text:c="3"/>&gt;, &lt;, ==, &gt;=, &lt;=, != （回傳Boolean）</text:p>
      <text:p text:style-name="P1"><text:s text:c="3"/>&amp;, |, !, ^, ~, &gt;&gt;, &lt;&lt;</text:p>
      <text:p text:style-name="P1"><text:s text:c="3"/>+=, -<text:span text:style-name="T1">=</text:span>, *=, /=, %=, &amp;=, |=, ^=, &gt;&gt;=, &lt;&lt;=</text:p>
      <text:p text:style-name="P1"><text:s text:c="3"/>&amp;&amp;, || （回傳Boolean）</text:p>
      <text:p text:style-name="P1"><text:s text:c="3"/>++, --</text:p>
      <text:p text:style-name="P1"><text:s text:c="3"/>二元運算子需要兩個運算元是相同屬性，除了Boolean運算之外，回傳的類型與原本的類型相同。一元運算子回傳與原本相同的類型。</text:p>
      <text:p text:style-name="P1"><text:s text:c="3"/></text:p>
      <text:p text:style-name="P3">7. literal</text:p>
      <text:p text:style-name="P1"><text:s text:c="3"/>"literal", 'L'</text:p>
      <text:p text:style-name="P1"><text:s text:c="3"/>123</text:p>
      <text:p text:style-name="P1"><text:s text:c="3"/>123.456</text:p>
      <text:p text:style-name="P1"><text:s text:c="3"/>1e9</text:p>
      <text:p text:style-name="P1"><text:s text:c="3"/>-3</text:p>
      <text:p text:style-name="P1"><text:s text:c="3"/>.456</text:p>
      <text:p text:style-name="P1"><text:s text:c="3"/>123.</text:p>
      <text:p text:style-name="P1"><text:s text:c="3"/>123.456e9</text:p>
      <text:p text:style-name="P1"><text:s text:c="3"/>0b01001</text:p>
      <text:p text:style-name="P1"><text:s text:c="2"/>不支援以0開頭的常數、八進位、十六進位</text:p>
      <text:p text:style-name="P1"><text:s text:c="3"/><text:span text:style-name="T3">float常數需要有後綴f或F</text:span></text:p>
      <text:p text:style-name="P1"/>
      <text:p text:style-name="P3">8. std function</text:p>
      <text:p text:style-name="P1"><text:s text:c="3"/>printf, scanf, malloc, free</text:p>
      <text:p text:style-name="P1"><text:s text:c="3"/><text:span text:style-name="T2">printf及scanf支援任意數量參數。</text:span></text:p>
      <text:p text:style-name="P1"><text:soft-page-break/><text:s text:c="3"/><text:span text:style-name="T3">printf, scanf回傳int</text:span></text:p>
      <text:p text:style-name="P1"><text:s text:c="3"/><text:span text:style-name="T3">malloc回傳void*</text:span></text:p>
      <text:p text:style-name="P1"><text:s text:c="3"/><text:span text:style-name="T3">free回傳void</text:span></text:p>
      <text:p text:style-name="P1"/>
      <text:p text:style-name="P3">9. ignore Directive</text:p>
      <text:p text:style-name="P1"><text:s text:c="3"/>#include</text:p>
      <text:p text:style-name="P1"/>
      <text:p text:style-name="P3">10. 其他標點符號</text:p>
      <text:p text:style-name="P1"><text:s text:c="3"/>,</text:p>
      <text:p text:style-name="P1"><text:s text:c="3"/>;</text:p>
      <text:p text:style-name="P1"><text:s text:c="3"/>.</text:p>
      <text:p text:style-name="P5"><text:s text:c="3"/>[]</text:p>
      <text:p text:style-name="P5"><text:s text:c="3"/>以逗號連接的expression會回傳最後一個的型態</text:p>
      <text:p text:style-name="P5"><text:s text:c="3"/><text:span text:style-name="T4">[]會將pointer轉換成對應的類型，例如：IntPtr → Int。不支援 3[arr]寫法。</text:span></text:p>
      <text:p text:style-name="P2"/>
      <text:p text:style-name="P4">參考：</text:p>
      <text:p text:style-name="P2"><text:a xlink:type="simple" xlink:href="https://github.com/antlr/grammars-v4/blob/master/c/C.g4" text:style-name="Internet_20_link" text:visited-style-name="Visited_20_Internet_20_Link">https://github.com/antlr/grammars-v4/blob/master/c/C.g4</text:a></text:p>
      <text:p text:style-name="P2"><text:a xlink:type="simple" xlink:href="https://en.cppreference.com/w/c/language/operator_precedence" text:style-name="Internet_20_link" text:visited-style-name="Visited_20_Internet_20_Link">https://en.cppreference.com/w/c/language/operator_precedence</text:a></text:p>
      <text:p text:style-name="P8">ChatGPT ：關於scope symbol table的概念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FKai-SB" svg:font-family="DFKai-SB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FKai-SB" style:font-size-asian="12pt" style:language-asian="zh" style:country-asian="TW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FKai-SB" style:font-size-asian="12pt" style:language-asian="zh" style:country-asian="TW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DFKai-SB" style:font-family-asian="DFKai-SB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DFKai-SB" style:font-family-asian="DFKai-SB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DFKai-SB" style:font-family-asian="DFKai-SB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DFKai-SB" style:font-family-asian="DFKai-SB"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7:52:50.366525070</meta:creation-date>
    <meta:print-date>2025-04-20T16:17:32.079864061</meta:print-date>
    <meta:printed-by>PDF files</meta:printed-by>
    <dc:date>2025-05-10T14:01:00.971176234</dc:date>
    <meta:editing-duration>PT29M42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60" meta:word-count="543" meta:character-count="1359" meta:non-whitespace-character-count="1148"/>
  </office:meta>
</office:document-meta>
</file>